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officeooo:paragraph-rsid="000db36f"/>
    </style:style>
    <style:style style:name="P4" style:family="paragraph" style:parent-style-name="Standard">
      <style:text-properties fo:font-size="12pt" fo:font-style="italic" fo:font-weight="normal" officeooo:rsid="0037a9e7" officeooo:paragraph-rsid="000db36f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2pt" fo:font-style="italic" fo:font-weight="normal" officeooo:rsid="0018ba50" officeooo:paragraph-rsid="000db36f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7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P8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2d7ac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8fcec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2a6099" fo:font-style="normal" officeooo:rsid="001a9dbf" style:font-style-asian="normal" style:font-style-complex="normal"/>
    </style:style>
    <style:style style:name="T10" style:family="text">
      <style:text-properties fo:color="#e1e1e6" style:font-name="Droid Sans Mono"/>
    </style:style>
    <style:style style:name="T11" style:family="text">
      <style:text-properties fo:color="#e1e1e6" style:font-name="Droid Sans Mono" fo:background-color="#191622" loext:char-shading-value="0"/>
    </style:style>
    <style:style style:name="T12" style:family="text">
      <style:text-properties style:font-name="Droid Sans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Softex: </text:span><text:span text:style-name="T6">Módulo 0</text:span><text:span text:style-name="T7">4</text:span><text:span text:style-name="T6"> - </text:span><text:span text:style-name="T5">Atividade 0</text:span><text:span text:style-name="T8">6</text:span></text:p>
      <text:p text:style-name="P4"/>
      <text:p text:style-name="P5">Crie um exemplo de como funcionam a serialização e a desserialização de um sistema qualquer. Utilize as classes, os objetos e métodos padrões da Java e insira um endereço físico fictício.</text:p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9">.</text:span></text:a></text:p>
      <text:p text:style-name="P6"/>
      <text:p text:style-name="P8"><text:s/></text:p>
      <text:p text:style-name="P7">Classe Conta: </text:p>
      <text:p text:style-name="P7">package Contas;</text:p>
      <text:p text:style-name="P7">import java.io.Serial;</text:p>
      <text:p text:style-name="P7">import java.io.Serializable;</text:p>
      <text:p text:style-name="P7"/>
      <text:p text:style-name="P7">public class Conta implements Serializable {</text:p>
      <text:p text:style-name="P7"><text:s text:c="2"/>public int numero;</text:p>
      <text:p text:style-name="P7"><text:s text:c="2"/>public String titular;</text:p>
      <text:p text:style-name="P7"><text:s text:c="2"/>public Double saldo;</text:p>
      <text:p text:style-name="P7"/>
      <text:p text:style-name="P7"><text:s text:c="2"/>public Conta(){}</text:p>
      <text:p text:style-name="P7"/>
      <text:p text:style-name="P7"><text:s text:c="2"/>public Conta(int numero, String titular, Double saldo){</text:p>
      <text:p text:style-name="P7"><text:s text:c="4"/>this.numero = numero;</text:p>
      <text:p text:style-name="P7"><text:s text:c="4"/>this.titular = titular;</text:p>
      <text:p text:style-name="P7"><text:s text:c="4"/>this.saldo = saldo;</text:p>
      <text:p text:style-name="P7"><text:s text:c="2"/>}</text:p>
      <text:p text:style-name="P7"><text:s text:c="2"/>public boolean saca(double valor) {</text:p>
      <text:p text:style-name="P7"><text:s text:c="4"/>if (this.saldo &lt; valor){</text:p>
      <text:p text:style-name="P7"><text:s text:c="7"/>return false;</text:p>
      <text:p text:style-name="P7"><text:s text:c="4"/>} else{</text:p>
      <text:p text:style-name="P7"><text:s text:c="4"/>this.saldo = this.saldo - valor;</text:p>
      <text:p text:style-name="P7"><text:s text:c="4"/>return true;</text:p>
      <text:p text:style-name="P7"><text:s text:c="4"/>}</text:p>
      <text:p text:style-name="P7"><text:s text:c="2"/>}</text:p>
      <text:p text:style-name="P7"><text:s text:c="2"/>public void deposita(double quantidade) {</text:p>
      <text:p text:style-name="P7"><text:s text:c="4"/>this.saldo += quantidade;</text:p>
      <text:p text:style-name="P7"><text:s text:c="4"/>}</text:p>
      <text:p text:style-name="P7">}</text:p>
      <text:p text:style-name="P7"/>
      <text:p text:style-name="P7">Main: </text:p>
      <text:p text:style-name="P7">import java.io.*;</text:p>
      <text:p text:style-name="P7">import Contas.Conta;</text:p>
      <text:p text:style-name="P7"/>
      <text:p text:style-name="P7">public class App {</text:p>
      <text:p text:style-name="P7"><text:s text:c="4"/>public static void main(String[] args) throws IOException, ClassNotFoundException {</text:p>
      <text:p text:style-name="P7"><text:s text:c="8"/>Conta minhaConta = new Conta();</text:p>
      <text:p text:style-name="P7"><text:s text:c="8"/>minhaConta.titular = "Wandeilson";</text:p>
      <text:p text:style-name="P7"><text:s text:c="8"/>minhaConta.saldo = 1000.0;</text:p>
      <text:p text:style-name="P7"><text:s text:c="8"/>minhaConta.saca(200);</text:p>
      <text:p text:style-name="P7"><text:s text:c="8"/>minhaConta.deposita(870);</text:p>
      <text:p text:style-name="P7"/>
      <text:p text:style-name="P7"><text:s text:c="8"/>// Criando o arquivo conta e salvando as informaçõs</text:p>
      <text:p text:style-name="P7"><text:soft-page-break/><text:s text:c="8"/>ObjectOutputStream objectOutput = new ObjectOutputStream(new FileOutputStream("conta.bytej"));</text:p>
      <text:p text:style-name="P7"><text:s text:c="8"/>objectOutput.writeObject(minhaConta);</text:p>
      <text:p text:style-name="P7"><text:s text:c="8"/>objectOutput.close();</text:p>
      <text:p text:style-name="P7"/>
      <text:p text:style-name="P7"><text:s text:c="8"/>// Abrindo o arquivo conta e lendo as informaçõs</text:p>
      <text:p text:style-name="P7"><text:s text:c="8"/>ObjectInputStream objectInput = new ObjectInputStream(new FileInputStream("conta.bytej"));</text:p>
      <text:p text:style-name="P7"><text:s text:c="8"/>Conta conta = (Conta) objectInput.readObject();</text:p>
      <text:p text:style-name="P7"><text:s text:c="8"/>System.out.println("Nome do titular: " + conta.titular);</text:p>
      <text:p text:style-name="P7"><text:s text:c="8"/>System.out.println("Saldo do titular: " + conta.saldo);</text:p>
      <text:p text:style-name="P7"><text:s text:c="8"/>objectInput.close();</text:p>
      <text:p text:style-name="P7"><text:s text:c="4"/>}</text:p>
      <text:p text:style-name="P7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15T12:45:05.366018339</dc:date>
    <meta:editing-duration>PT8H19M15S</meta:editing-duration>
    <meta:editing-cycles>39</meta:editing-cycles>
    <meta:generator>LibreOffice/6.4.7.2$Linux_X86_64 LibreOffice_project/40$Build-2</meta:generator>
    <meta:document-statistic meta:table-count="0" meta:image-count="0" meta:object-count="0" meta:page-count="2" meta:paragraph-count="52" meta:word-count="198" meta:character-count="1756" meta:non-whitespace-character-count="1413"/>
  </office:meta>
</office:document-meta>
</file>